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a1" style:family="table">
      <style:table-properties style:width="15.413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15.413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2.921cm" fo:padding-right="0cm" fo:padding-top="0.254cm" fo:padding-bottom="0cm" fo:border="none" style:writing-mode="lr-tb"/>
    </style:style>
    <style:style style:name="Tabla2" style:family="table">
      <style:table-properties style:width="15.413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15.413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2.921cm" fo:padding-right="0cm" fo:padding-top="0.254cm" fo:padding-bottom="0cm" fo:border="none" style:writing-mode="lr-tb"/>
    </style:style>
    <style:style style:name="Tabla3" style:family="table">
      <style:table-properties style:width="15.425cm" fo:margin-left="0cm" fo:margin-top="0cm" fo:margin-bottom="0cm" table:align="left" style:writing-mode="lr-tb"/>
    </style:style>
    <style:style style:name="Tabla3.A" style:family="table-column">
      <style:table-column-properties style:column-width="2.815cm"/>
    </style:style>
    <style:style style:name="Tabla3.B" style:family="table-column">
      <style:table-column-properties style:column-width="12.6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cm" fo:padding-right="0cm" fo:padding-top="0.254cm" fo:padding-bottom="0cm" fo:border="none" style:writing-mode="lr-tb"/>
    </style:style>
    <style:style style:name="Tabla4" style:family="table">
      <style:table-properties style:width="15.413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15.413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2.921cm" fo:padding-right="0cm" fo:padding-top="0.254cm" fo:padding-bottom="0cm" fo:border="none" style:writing-mode="lr-tb"/>
    </style:style>
    <style:style style:name="Tabla5" style:family="table">
      <style:table-properties style:width="15.413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7.706cm" style:rel-column-width="32767*"/>
    </style:style>
    <style:style style:name="Tabla5.B" style:family="table-column">
      <style:table-column-properties style:column-width="7.706cm" style:rel-column-width="32768*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2.921cm" fo:padding-right="0cm" fo:padding-top="0.254cm" fo:padding-bottom="0cm" fo:border="none" style:writing-mode="lr-tb"/>
    </style:style>
    <style:style style:name="Tabla6" style:family="table">
      <style:table-properties style:width="15.413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15.413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2.921cm" fo:padding-right="0cm" fo:padding-top="0.254cm" fo:padding-bottom="0cm" fo:border="none" style:writing-mode="lr-tb"/>
    </style:style>
    <style:style style:name="P1" style:family="paragraph" style:parent-style-name="Title">
      <style:text-properties style:language-complex="es" style:country-complex="ES"/>
    </style:style>
    <style:style style:name="P2" style:family="paragraph" style:parent-style-name="Información_20_de_20_contacto">
      <style:paragraph-properties fo:margin-right="0cm" fo:margin-top="0cm" fo:margin-bottom="0cm" style:contextual-spacing="true" fo:text-align="start" style:justify-single-word="false" fo:orphans="2" fo:widows="2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P3" style:family="paragraph" style:parent-style-name="Información_20_de_20_contacto">
      <style:paragraph-properties fo:margin-right="0cm" fo:margin-top="0cm" fo:margin-bottom="0cm" style:contextual-spacing="true" fo:text-align="start" style:justify-single-word="false" fo:orphans="2" fo:widows="2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es" style:country-complex="ES">
        <loext:char-complex-color loext:theme-type="dark1" loext:color-type="theme">
          <loext:transformation loext:type="tint" loext:value="3490"/>
        </loext:char-complex-color>
      </style:text-properties>
    </style:style>
    <style:style style:name="P4" style:family="paragraph" style:parent-style-name="Información_20_de_20_contacto">
      <style:paragraph-properties fo:margin-right="0cm" fo:margin-top="0cm" fo:margin-bottom="0cm" style:contextual-spacing="true" fo:text-align="justify" style:justify-single-word="false" fo:orphans="2" fo:widows="2" loext:word-spacing-minimum="75%" loext:word-spacing-maximum="133%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P5" style:family="paragraph" style:parent-style-name="Heading_20_1">
      <style:text-properties style:language-complex="es" style:country-complex="ES"/>
    </style:style>
    <style:style style:name="P6" style:family="paragraph" style:parent-style-name="Standard">
      <style:paragraph-properties fo:margin-top="0cm" fo:margin-bottom="0.176cm" style:contextual-spacing="false" fo:text-align="start" style:justify-single-word="false" fo:orphans="2" fo:widows="2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P7" style:family="paragraph" style:parent-style-name="Date">
      <style:paragraph-properties fo:margin-top="0cm" fo:margin-bottom="0.212cm" style:contextual-spacing="false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es" style:country-complex="ES"/>
    </style:style>
    <style:style style:name="P8" style:family="paragraph" style:parent-style-name="Standard">
      <style:paragraph-properties fo:margin-top="0cm" fo:margin-bottom="0.176cm" style:contextual-spacing="false" fo:text-align="start" style:justify-single-word="false" fo:orphans="2" fo:widows="2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es" style:country-complex="ES">
        <loext:char-complex-color loext:theme-type="dark1" loext:color-type="theme">
          <loext:transformation loext:type="tint" loext:value="3490"/>
        </loext:char-complex-color>
      </style:text-properties>
    </style:style>
    <style:style style:name="P9" style:family="paragraph" style:parent-style-name="List_20_1" style:list-style-name="WWNum5">
      <style:paragraph-properties fo:margin-left="0.178cm" fo:margin-right="1.016cm" fo:margin-top="0cm" fo:margin-bottom="0.176cm" style:contextual-spacing="false" fo:text-align="start" style:justify-single-word="false" fo:orphans="2" fo:widows="2" fo:text-indent="-0.178cm" style:auto-text-indent="false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es" style:country-complex="ES">
        <loext:char-complex-color loext:theme-type="dark1" loext:color-type="theme">
          <loext:transformation loext:type="tint" loext:value="3490"/>
        </loext:char-complex-color>
      </style:text-properties>
    </style:style>
    <style:style style:name="P10" style:family="paragraph" style:parent-style-name="List_20_1" style:list-style-name="WWNum5">
      <style:paragraph-properties fo:margin-left="0.178cm" fo:margin-right="1.016cm" fo:margin-top="0cm" fo:margin-bottom="0cm" style:contextual-spacing="false" fo:text-align="start" style:justify-single-word="false" fo:orphans="2" fo:widows="2" fo:text-indent="-0.178cm" style:auto-text-indent="false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es" style:country-complex="ES">
        <loext:char-complex-color loext:theme-type="dark1" loext:color-type="theme">
          <loext:transformation loext:type="tint" loext:value="3490"/>
        </loext:char-complex-color>
      </style:text-properties>
    </style:style>
    <style:style style:name="P11" style:family="paragraph" style:parent-style-name="Standard">
      <style:paragraph-properties fo:margin-top="0cm" fo:margin-bottom="0.176cm" style:contextual-spacing="false" fo:text-align="start" style:justify-single-word="false" fo:orphans="2" fo:widows="2"/>
      <style:text-properties fo:color="#595959" loext:opacity="100%" style:font-name="Calibri" fo:font-size="11pt" fo:language="es" fo:country="ES" style:letter-kerning="false" fo:background-color="#ffffff" style:font-name-asian="Calibri1" style:font-size-asian="11pt" style:language-asian="ja" style:country-asian="JP" style:font-name-complex="Tahoma" style:font-size-complex="11pt" style:language-complex="es" style:country-complex="ES">
        <loext:char-complex-color loext:theme-type="dark1" loext:color-type="theme">
          <loext:transformation loext:type="tint" loext:value="3490"/>
        </loext:char-complex-color>
      </style:text-properties>
    </style:style>
    <style:style style:name="P12" style:family="paragraph" style:parent-style-name="Standard">
      <style:text-properties fo:font-size="1pt" style:font-size-asian="1pt" style:font-size-complex="1pt"/>
    </style:style>
    <style:style style:name="T1" style:family="text">
      <style:text-properties style:language-complex="es" style:country-complex="ES"/>
    </style:style>
    <style:style style:name="T2" style:family="text">
      <style:text-properties fo:text-transform="uppercase"/>
    </style:style>
    <style:style style:name="T3" style:family="text">
      <style:text-properties fo:font-style="italic" style:font-style-asian="italic" style:language-complex="es" style:country-complex="ES"/>
    </style:style>
    <style:style style:name="T4" style:family="text">
      <style:text-properties fo:text-transform="uppercase" fo:font-weight="bold" style:font-weight-asian="bold"/>
    </style:style>
    <style:style style:name="T5" style:family="text">
      <style:text-properties fo:text-transform="uppercase" fo:font-weight="bold" style:font-weight-asian="bold" style:language-complex="es" style:country-complex="ES"/>
    </style:style>
    <style:style style:name="T6" style:family="text"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nce rey</text:p>
      <table:table table:name="Tabla1" table:style-name="Tabla1">
        <table:table-column table:style-name="Tabla1.A"/>
        <table:table-header-rows>
          <table:table-row table:style-name="Tabla1.1">
            <table:table-cell table:style-name="Tabla1.A1" office:value-type="string">
              <text:p text:style-name="P2"><text:a xlink:type="simple" xlink:href="mailto:v.rey@live.com" text:style-name="Internet_20_link" text:visited-style-name="Visited_20_Internet_20_Link"><text:span text:style-name="Internet_20_link"><text:span text:style-name="T1">v.rey@live.com</text:span></text:span></text:a><text:span text:style-name="T1"> | (716) 555-0100 | </text:span><text:a xlink:type="simple" xlink:href="http://www.linkedin.com/in/v.rey" text:style-name="Internet_20_link" text:visited-style-name="Visited_20_Internet_20_Link"><text:span text:style-name="Internet_20_link"><text:span text:style-name="T1">www.linkedin.com/in/v.rey</text:span></text:span></text:a><text:span text:style-name="T1"> </text:span></text:p>
              <text:p text:style-name="P3">4567 Main St Buffalo, Nueva York 98052</text:p>
              <text:p text:style-name="P4"/>
            </table:table-cell>
          </table:table-row>
        </table:table-header-rows>
      </table:table>
      <text:h text:style-name="P5" text:outline-level="1">perfil</text:h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6"><text:span text:style-name="T1"/></text:p>
            </table:table-cell>
          </table:table-row>
        </table:table-header-rows>
      </table:table>
      <text:h text:style-name="Heading_20_1" text:outline-level="1"><loext:content-control loext:showing-place-holder="true" loext:plain-text="true" loext:alias="Encabezado de experiencia:" loext:tag="Encabezado de Experiencia:" loext:id="899876606"><text:span text:style-name="T1">Experiencia</text:span></loext:content-control></text:h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7"/>
            </table:table-cell>
            <table:table-cell table:style-name="Tabla3.A1" office:value-type="string">
              <text:p text:style-name="P8"><text:span text:style-name="Emphasis"><text:span text:style-name="T1"/></text:span></text:p>
            </table:table-cell>
          </table:table-row>
        </table:table-header-rows>
        <table:table-row table:style-name="Tabla3.1">
          <table:table-cell table:style-name="Tabla3.A1" office:value-type="string">
            <text:p text:style-name="P7">Junio de 2014 - Agosto de 2016</text:p>
          </table:table-cell>
          <table:table-cell table:style-name="Tabla3.A1" office:value-type="string">
            <text:p text:style-name="P6"><text:span text:style-name="T1">Secretario legal, XYZ</text:span><text:span text:style-name="Emphasis"><text:span text:style-name="T1"> Law LLC</text:span></text:span></text:p>
            <text:p text:style-name="P8">Preparación y administración de documentos jurídicos. Administración y programación para asociados sénior. Coordinación de conferencias y reuniones entre abogados y clientes actuales y potenciales. Mantenimiento del calendario principal de la firma.</text:p>
          </table:table-cell>
        </table:table-row>
      </table:table>
      <text:h text:style-name="P5" text:outline-level="1">educación</text:h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 loext:marker-style-name="T2"><text:span text:style-name="T1">Bellows Community College, </text:span><text:span text:style-name="T3">Tin, Texas<text:line-break/></text:span><text:span text:style-name="T1">Junio de 2014: Grado de Ciencias en Estudios de Asistencia Jurídica<text:line-break/>Junio de 2012: Pregrado en Estudios de Asistencia Jurídica</text:span></text:p>
            </table:table-cell>
          </table:table-row>
          <table:table-row table:style-name="Tabla4.1">
            <table:table-cell table:style-name="Tabla4.A1" office:value-type="string">
              <text:p text:style-name="P6" loext:marker-style-name="T4"><text:span text:style-name="T1">Asistente jurídico certificado registrado, National Federation of Paralegal Associations</text:span><text:span text:style-name="T5"/></text:p>
            </table:table-cell>
          </table:table-row>
        </table:table-header-rows>
      </table:table>
      <text:h text:style-name="P5" text:outline-level="1">aptitudes y características clave</text:h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list text:style-name="WWNum5">
                <text:list-item>
                  <text:p text:style-name="P9">Pensamiento crítico</text:p>
                </text:list-item>
                <text:list-item>
                  <text:p text:style-name="P9">Capacidad de manejar la presión</text:p>
                </text:list-item>
                <text:list-item>
                  <text:p text:style-name="P9">Liderazgo</text:p>
                </text:list-item>
                <text:list-item>
                  <text:p text:style-name="P10">Solución de problemas</text:p>
                </text:list-item>
              </text:list>
            </table:table-cell>
            <table:table-cell table:style-name="Tabla5.A1" office:value-type="string">
              <text:list text:continue-numbering="true" text:style-name="WWNum5">
                <text:list-item>
                  <text:p text:style-name="P9">Aplicaciones de Microsoft Office</text:p>
                </text:list-item>
                <text:list-item>
                  <text:p text:style-name="P9">LexisNexis &amp; Westlaw</text:p>
                </text:list-item>
                <text:list-item>
                  <text:p text:style-name="P9">Velocidad de escritura de 90 ppm</text:p>
                </text:list-item>
                <text:list-item>
                  <text:p text:style-name="P9">Adaptabilidad</text:p>
                </text:list-item>
              </text:list>
            </table:table-cell>
          </table:table-row>
        </table:table-header-rows>
      </table:table>
      <text:h text:style-name="P5" text:outline-level="1">actividades e intereses</text:h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p text:style-name="P11">Literatura, conservación del medioambiente, arte, yoga, esquí, viajes </text:p>
            </table:table-cell>
          </table:table-row>
        </table:table-header-rows>
      </table:table>
      <text:p text:style-name="P12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3490"/>
        </loext:char-complex-color>
      </style:text-properties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1.02cm" fo:margin-top="0cm" fo:margin-bottom="0.176cm" style:contextual-spacing="false" fo:line-height="9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right="1.016cm" fo:margin-top="0cm" fo:margin-bottom="0.212cm" style:contextual-spacing="false" fo:line-height="100%"/>
    </style:style>
    <style:style style:name="List" style:family="paragraph" style:parent-style-name="Standard" style:class="list">
      <style:paragraph-properties fo:margin-left="0.635cm" fo:margin-right="1.016cm" fo:margin-top="0cm" fo:margin-bottom="0.176cm" style:contextual-spacing="true" fo:line-height="100%" fo:text-indent="-0.635cm" style:auto-text-indent="false"/>
    </style:style>
    <style:style style:name="Caption" style:family="paragraph" style:parent-style-name="Standard" style:next-style-name="Standard" style:class="extra">
      <style:paragraph-properties fo:margin-right="1.016cm" fo:margin-top="0cm" fo:margin-bottom="0.353cm" style:contextual-spacing="false" fo:line-height="100%"/>
      <style:text-properties fo:color="#000000" loext:opacity="100%" fo:font-style="italic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loext:linked-style-name="Título_20_1_20_Car" style:default-outline-level="1" style:list-style-name="" style:class="chapter">
      <style:paragraph-properties fo:margin-right="0cm" fo:margin-top="0.423cm" fo:margin-bottom="0cm" style:contextual-spacing="false" fo:keep-together="always" style:border-line-width-bottom="0.009cm 0.009cm 0.009cm" fo:padding-left="0cm" fo:padding-right="0cm" fo:padding-top="0cm" fo:padding-bottom="0.035cm" fo:border-left="none" fo:border-right="none" fo:border-top="none" fo:border-bottom="0.74pt double #595959" fo:keep-with-next="always"/>
      <style:text-properties fo:text-transform="uppercase" style:font-name="Calibri" fo:font-family="Calibri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7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right="1.016cm" fo:margin-top="0cm" fo:margin-bottom="0.212cm" style:contextual-spacing="false" fo:line-height="100%" fo:keep-together="always" fo:keep-with-next="always"/>
      <style:text-properties style:use-window-font-color="true" loext:opacity="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3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272727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272727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right="0cm" fo:margin-top="0cm" fo:margin-bottom="0cm" style:contextual-spacing="false" fo:line-height="85%" style:border-line-width-bottom="0.009cm 0.009cm 0.009cm" fo:padding-left="0cm" fo:padding-right="0cm" fo:padding-top="0cm" fo:padding-bottom="0.035cm" fo:border-left="none" fo:border-right="none" fo:border-top="none" fo:border-bottom="0.74pt double #595959"/>
      <style:text-properties fo:text-transform="uppercase" fo:color="#595959" loext:opacity="100%" style:font-name="Calibri" fo:font-family="Calibri" style:font-family-generic="roman" style:font-pitch="variable" fo:font-size="32pt" style:letter-kerning="true" style:font-name-asian="宋体" style:font-family-asian="宋体" style:font-family-generic-asian="system" style:font-pitch-asian="variable" style:font-size-asian="32pt" style:font-name-complex="Tahoma" style:font-family-complex="Tahoma" style:font-family-generic-complex="system" style:font-pitch-complex="variable">
        <loext:char-complex-color loext:theme-type="accent2" loext:color-type="theme">
          <loext:transformation loext:type="shade" loext:value="4980"/>
        </loext:char-complex-color>
      </style:text-properties>
    </style:style>
    <style:style style:name="List_20_1" style:display-name="List 1" style:family="paragraph" style:parent-style-name="Standard" style:list-style-name="WWNum5" style:class="list">
      <style:paragraph-properties fo:margin-right="1.016cm" fo:line-height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right="1.016cm" fo:margin-top="0cm" fo:margin-bottom="0cm" style:contextual-spacing="false" fo:line-height="100%"/>
    </style:style>
    <style:style style:name="Footer" style:family="paragraph" style:parent-style-name="Standard" loext:linked-style-name="Pie_20_de_20_página_20_Car" style:class="extra">
      <style:paragraph-properties fo:margin-right="0cm" fo:margin-top="0cm" fo:margin-bottom="0cm" style:contextual-spacing="false" fo:line-height="100%" fo:text-align="end" style:justify-single-word="false"/>
    </style:style>
    <style:style style:name="Date" style:family="paragraph" style:parent-style-name="Standard" style:next-style-name="Standard" loext:linked-style-name="Fecha_20_Car">
      <style:paragraph-properties fo:margin-right="0.254cm" fo:margin-top="0cm" fo:margin-bottom="0.212cm" style:contextual-spacing="false" fo:line-height="100%"/>
      <style:text-properties style:use-window-font-color="true" loext:opacity="0%">
        <loext:char-complex-color loext:theme-type="dark1" loext:color-type="theme">
          <loext:transformation loext:type="tint" loext:value="3490"/>
        </loext:char-complex-color>
      </style:text-properties>
    </style:style>
    <style:style style:name="Información_20_de_20_contacto" style:display-name="Información de contacto" style:family="paragraph" style:parent-style-name="Standard">
      <style:paragraph-properties fo:margin-right="1.016cm" fo:margin-top="0cm" fo:margin-bottom="0.635cm" style:contextual-spacing="true" fo:line-height="100%"/>
    </style:style>
    <style:style style:name="Balloon_20_Text" style:display-name="Balloon Text" style:family="paragraph" style:parent-style-name="Standard" loext:linked-style-name="Texto_20_de_20_globo_20_Car">
      <style:paragraph-properties fo:margin-right="1.016cm" fo:margin-top="0cm" fo:margin-bottom="0cm" style:contextual-spacing="false" fo:line-height="100%"/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right="1.016cm" fo:line-height="100%"/>
    </style:style>
    <style:style style:name="Block_20_Text" style:display-name="Block Text" style:family="paragraph" style:parent-style-name="Standard">
      <style:paragraph-properties fo:margin-left="2.032cm" fo:margin-right="2.032cm" fo:line-height="100%" fo:padding="0.353cm" fo:border="0.26pt solid #dddddd" style:shadow="#000000 0.009cm 0.009cm"/>
      <style:text-properties fo:color="#6e6e6e" loext:opacity="100%" fo:font-style="italic" style:font-name-asian="宋体" style:font-family-asian="宋体" style:font-family-generic-asian="system" style:font-pitch-asian="variable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Body_20_Text_20_2" style:display-name="Body Text 2" style:family="paragraph" style:parent-style-name="Standard" loext:linked-style-name="Texto_20_independiente_20_2_20_Car">
      <style:paragraph-properties fo:margin-right="1.016cm"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Texto_20_independiente_20_3_20_Car">
      <style:paragraph-properties fo:margin-right="1.016cm" fo:margin-top="0cm" fo:margin-bottom="0.212cm" style:contextual-spacing="false" fo:line-height="100%"/>
      <style:text-properties style:font-size-complex="8pt"/>
    </style:style>
    <style:style style:name="First_20_line_20_indent" style:display-name="First line indent" style:family="paragraph" style:parent-style-name="Text_20_body" loext:linked-style-name="Texto_20_independiente_20_primera_20_sangría_20_Car" style:class="text">
      <style:paragraph-properties fo:margin-top="0cm" fo:margin-bottom="0.176cm" style:contextual-spacing="false" fo:text-indent="0.635cm" style:auto-text-indent="false"/>
    </style:style>
    <style:style style:name="Text_20_body_20_indent" style:display-name="Text body indent" style:family="paragraph" style:parent-style-name="Standard" loext:linked-style-name="Sangría_20_de_20_texto_20_normal_20_Car" style:class="text">
      <style:paragraph-properties fo:margin-left="0.635cm" fo:margin-right="1.016cm" fo:margin-top="0cm" fo:margin-bottom="0.212cm" style:contextual-spacing="false" fo:line-height="100%"/>
    </style:style>
    <style:style style:name="Body_20_Text_20_First_20_Indent_20_2" style:display-name="Body Text First Indent 2" style:family="paragraph" style:parent-style-name="Text_20_body_20_indent" loext:linked-style-name="Texto_20_independiente_20_primera_20_sangría_20_2_20_Car">
      <style:paragraph-properties fo:margin-top="0cm" fo:margin-bottom="0.176cm" style:contextual-spacing="false" fo:text-indent="0.635cm" style:auto-text-indent="false"/>
    </style:style>
    <style:style style:name="Body_20_Text_20_Indent_20_2" style:display-name="Body Text Indent 2" style:family="paragraph" style:parent-style-name="Standard" loext:linked-style-name="Sangría_20_2_20_de_20_t._20_independiente_20_Car">
      <style:paragraph-properties fo:margin-left="0.635cm" fo:margin-right="1.016cm" fo:margin-top="0cm" fo:margin-bottom="0.212cm" style:contextual-spacing="false" fo:line-height="200%"/>
    </style:style>
    <style:style style:name="Body_20_Text_20_Indent_20_3" style:display-name="Body Text Indent 3" style:family="paragraph" style:parent-style-name="Standard" loext:linked-style-name="Sangría_20_3_20_de_20_t._20_independiente_20_Car">
      <style:paragraph-properties fo:margin-left="0.635cm" fo:margin-right="1.016cm" fo:margin-top="0cm" fo:margin-bottom="0.212cm" style:contextual-spacing="false" fo:line-height="100%"/>
      <style:text-properties style:font-size-complex="8pt"/>
    </style:style>
    <style:style style:name="Appendix" style:family="paragraph" style:parent-style-name="Standard" loext:linked-style-name="Cierre_20_Car" style:class="chapter">
      <style:paragraph-properties fo:margin-left="7.62cm" fo:margin-right="1.016cm" fo:margin-top="0cm" fo:margin-bottom="0cm" style:contextual-spacing="false" fo:line-height="100%"/>
    </style:style>
    <style:style style:name="Marginalia" style:family="paragraph" style:parent-style-name="Standard" loext:linked-style-name="Texto_20_comentario_20_Car" style:class="text">
      <style:paragraph-properties fo:margin-right="1.016cm" fo:line-height="100%"/>
      <style:text-properties style:font-size-complex="10pt"/>
    </style:style>
    <style:style style:name="annotation_20_subject" style:display-name="annotation subject" style:family="paragraph" style:parent-style-name="Marginalia" style:next-style-name="Marginalia" loext:linked-style-name="Asunto_20_del_20_comentario_20_Car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Mapa_20_del_20_documento_20_Car">
      <style:paragraph-properties fo:margin-right="1.016cm" fo:margin-top="0cm" fo:margin-bottom="0cm" style:contextual-spacing="false" fo:line-height="100%"/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Firma_20_de_20_correo_20_electrónico_20_Car">
      <style:paragraph-properties fo:margin-right="1.016cm" fo:margin-top="0cm" fo:margin-bottom="0cm" style:contextual-spacing="false" fo:line-height="100%"/>
    </style:style>
    <style:style style:name="Endnote" style:family="paragraph" style:parent-style-name="Standard" loext:linked-style-name="Texto_20_nota_20_al_20_final_20_Car" style:class="extra">
      <style:paragraph-properties fo:margin-right="1.016cm" fo:margin-top="0cm" fo:margin-bottom="0cm" style:contextual-spacing="false" fo:line-height="100%"/>
      <style:text-properties style:font-size-complex="10pt"/>
    </style:style>
    <style:style style:name="Addressee" style:family="paragraph" style:parent-style-name="Standard" style:class="extra">
      <style:paragraph-properties fo:margin-left="5.08cm" fo:margin-right="1.016cm" fo:margin-top="0cm" fo:margin-bottom="0cm" style:contextual-spacing="false" fo:line-height="100%"/>
      <style:text-properties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ender" style:family="paragraph" style:parent-style-name="Standard" style:class="extra">
      <style:paragraph-properties fo:margin-right="1.016cm" fo:margin-top="0cm" fo:margin-bottom="0cm" style:contextual-spacing="false" fo:line-height="100%"/>
      <style:text-properties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loext:linked-style-name="Texto_20_nota_20_pie_20_Car" style:class="extra">
      <style:paragraph-properties fo:margin-right="1.016cm" fo:margin-top="0cm" fo:margin-bottom="0cm" style:contextual-spacing="false" fo:line-height="100%"/>
      <style:text-properties style:font-size-complex="10pt"/>
    </style:style>
    <style:style style:name="HTML_20_Address" style:display-name="HTML Address" style:family="paragraph" style:parent-style-name="Standard" loext:linked-style-name="Dirección_20_HTML_20_Car">
      <style:paragraph-properties fo:margin-right="1.016cm" fo:margin-top="0cm" fo:margin-bottom="0cm" style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right="1.016cm" fo:margin-top="0cm" fo:margin-bottom="0cm" style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388cm" fo:margin-right="1.016cm" fo:margin-top="0cm" fo:margin-bottom="0cm" style:contextual-spacing="false" fo:line-height="100%" fo:text-indent="-0.388cm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776cm" fo:margin-right="1.016cm" fo:margin-top="0cm" fo:margin-bottom="0cm" style:contextual-spacing="false" fo:line-height="100%" fo:text-indent="-0.388cm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1.164cm" fo:margin-right="1.016cm" fo:margin-top="0cm" fo:margin-bottom="0cm" style:contextual-spacing="false" fo:line-height="100%" fo:text-indent="-0.388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552cm" fo:margin-right="1.016cm" fo:margin-top="0cm" fo:margin-bottom="0cm" style:contextual-spacing="false" fo:line-height="100%" fo:text-indent="-0.388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1.94cm" fo:margin-right="1.016cm" fo:margin-top="0cm" fo:margin-bottom="0cm" style:contextual-spacing="false" fo:line-height="100%" fo:text-indent="-0.388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328cm" fo:margin-right="1.016cm" fo:margin-top="0cm" fo:margin-bottom="0cm" style:contextual-spacing="false" fo:line-height="100%" fo:text-indent="-0.388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716cm" fo:margin-right="1.016cm" fo:margin-top="0cm" fo:margin-bottom="0cm" style:contextual-spacing="false" fo:line-height="100%" fo:text-indent="-0.388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104cm" fo:margin-right="1.016cm" fo:margin-top="0cm" fo:margin-bottom="0cm" style:contextual-spacing="false" fo:line-height="100%" fo:text-indent="-0.388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493cm" fo:margin-right="1.016cm" fo:margin-top="0cm" fo:margin-bottom="0cm" style:contextual-spacing="false" fo:line-height="100%" fo:text-indent="-0.388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right="1.016cm" fo:line-height="100%"/>
      <style:text-properties style:font-name="Calibri" fo:font-family="Calibri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line-height="100%" fo:text-align="center" style:justify-single-word="false" fo:padding-left="0cm" fo:padding-right="0cm" fo:padding-top="0.353cm" fo:padding-bottom="0.353cm" fo:border-left="none" fo:border-right="none" fo:border-top="0.51pt solid #dddddd" fo:border-bottom="0.51pt solid #dddddd"/>
      <style:text-properties fo:color="#6e6e6e" loext:opacity="100%" fo:font-style="italic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1.27cm" fo:margin-right="1.016cm" fo:margin-top="0cm" fo:margin-bottom="0.176cm" style:contextual-spacing="true" fo:line-height="100%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right="1.016cm" fo:margin-top="0cm" fo:margin-bottom="0.176cm" style:contextual-spacing="true" fo:line-height="100%" fo:text-indent="-0.635cm" style:auto-text-indent="false"/>
    </style:style>
    <style:style style:name="List_20_4_20__28_WW_29_" style:display-name="List 4 (WW)" style:family="paragraph" style:parent-style-name="Standard">
      <style:paragraph-properties fo:margin-left="2.54cm" fo:margin-right="1.016cm" fo:margin-top="0cm" fo:margin-bottom="0.176cm" style:contextual-spacing="true" fo:line-height="100%" fo:text-indent="-0.635cm" style:auto-text-indent="false"/>
    </style:style>
    <style:style style:name="List_20_5_20__28_WW_29_" style:display-name="List 5 (WW)" style:family="paragraph" style:parent-style-name="Standard">
      <style:paragraph-properties fo:margin-left="3.175cm" fo:margin-right="1.016cm" fo:margin-top="0cm" fo:margin-bottom="0.176cm" style:contextual-spacing="true" fo:line-height="100%" fo:text-indent="-0.635cm" style:auto-text-indent="false"/>
    </style:style>
    <style:style style:name="List_20_2" style:display-name="List 2" style:family="paragraph" style:parent-style-name="Standard" style:list-style-name="WWNum6" style:class="list">
      <style:paragraph-properties fo:margin-right="1.016cm" fo:margin-top="0cm" fo:margin-bottom="0.176cm" style:contextual-spacing="true" fo:line-height="100%"/>
    </style:style>
    <style:style style:name="List_20_3" style:display-name="List 3" style:family="paragraph" style:parent-style-name="Standard" style:list-style-name="WWNum7" style:class="list">
      <style:paragraph-properties fo:margin-right="1.016cm" fo:margin-top="0cm" fo:margin-bottom="0.176cm" style:contextual-spacing="true" fo:line-height="100%"/>
    </style:style>
    <style:style style:name="List_20_4" style:display-name="List 4" style:family="paragraph" style:parent-style-name="Standard" style:list-style-name="WWNum8" style:class="list">
      <style:paragraph-properties fo:margin-right="1.016cm" fo:margin-top="0cm" fo:margin-bottom="0.176cm" style:contextual-spacing="true" fo:line-height="100%"/>
    </style:style>
    <style:style style:name="List_20_5" style:display-name="List 5" style:family="paragraph" style:parent-style-name="Standard" style:list-style-name="WWNum9" style:class="list">
      <style:paragraph-properties fo:margin-right="1.016cm" fo:margin-top="0cm" fo:margin-bottom="0.176cm" style:contextual-spacing="true" fo:line-height="100%"/>
    </style:style>
    <style:style style:name="List_20_1_20_Cont." style:display-name="List 1 Cont." style:family="paragraph" style:parent-style-name="Standard" style:class="list">
      <style:paragraph-properties fo:margin-left="0.635cm" fo:margin-right="1.016cm" fo:margin-top="0cm" fo:margin-bottom="0.212cm" style:contextual-spacing="true" fo:line-height="100%"/>
    </style:style>
    <style:style style:name="List_20_2_20_Cont." style:display-name="List 2 Cont." style:family="paragraph" style:parent-style-name="Standard" style:class="list">
      <style:paragraph-properties fo:margin-left="1.27cm" fo:margin-right="1.016cm" fo:margin-top="0cm" fo:margin-bottom="0.212cm" style:contextual-spacing="true" fo:line-height="100%"/>
    </style:style>
    <style:style style:name="List_20_3_20_Cont." style:display-name="List 3 Cont." style:family="paragraph" style:parent-style-name="Standard" style:class="list">
      <style:paragraph-properties fo:margin-left="1.905cm" fo:margin-right="1.016cm" fo:margin-top="0cm" fo:margin-bottom="0.212cm" style:contextual-spacing="true" fo:line-height="100%"/>
    </style:style>
    <style:style style:name="List_20_4_20_Cont." style:display-name="List 4 Cont." style:family="paragraph" style:parent-style-name="Standard" style:class="list">
      <style:paragraph-properties fo:margin-left="2.54cm" fo:margin-right="1.016cm" fo:margin-top="0cm" fo:margin-bottom="0.212cm" style:contextual-spacing="true" fo:line-height="100%"/>
    </style:style>
    <style:style style:name="List_20_5_20_Cont." style:display-name="List 5 Cont." style:family="paragraph" style:parent-style-name="Standard" style:class="list">
      <style:paragraph-properties fo:margin-left="3.175cm" fo:margin-right="1.016cm" fo:margin-top="0cm" fo:margin-bottom="0.212cm" style:contextual-spacing="true" fo:line-height="100%"/>
    </style:style>
    <style:style style:name="Numbering_20_1" style:display-name="Numbering 1" style:family="paragraph" style:parent-style-name="Standard" style:list-style-name="WWNum10" style:class="list">
      <style:paragraph-properties fo:margin-right="1.016cm" fo:margin-top="0cm" fo:margin-bottom="0.176cm" style:contextual-spacing="true" fo:line-height="100%"/>
    </style:style>
    <style:style style:name="Numbering_20_2" style:display-name="Numbering 2" style:family="paragraph" style:parent-style-name="Standard" style:list-style-name="WWNum11" style:class="list">
      <style:paragraph-properties fo:margin-right="1.016cm" fo:margin-top="0cm" fo:margin-bottom="0.176cm" style:contextual-spacing="true" fo:line-height="100%"/>
    </style:style>
    <style:style style:name="Numbering_20_3" style:display-name="Numbering 3" style:family="paragraph" style:parent-style-name="Standard" style:list-style-name="WWNum12" style:class="list">
      <style:paragraph-properties fo:margin-right="1.016cm" fo:margin-top="0cm" fo:margin-bottom="0.176cm" style:contextual-spacing="true" fo:line-height="100%"/>
    </style:style>
    <style:style style:name="Numbering_20_4" style:display-name="Numbering 4" style:family="paragraph" style:parent-style-name="Standard" style:list-style-name="WWNum13" style:class="list">
      <style:paragraph-properties fo:margin-right="1.016cm" fo:margin-top="0cm" fo:margin-bottom="0.176cm" style:contextual-spacing="true" fo:line-height="100%"/>
    </style:style>
    <style:style style:name="Numbering_20_5" style:display-name="Numbering 5" style:family="paragraph" style:parent-style-name="Standard" style:list-style-name="WWNum14" style:class="list">
      <style:paragraph-properties fo:margin-right="1.016cm" fo:margin-top="0cm" fo:margin-bottom="0.176cm" style:contextual-spacing="true" fo:line-height="100%"/>
    </style:style>
    <style:style style:name="List_20_Paragraph" style:display-name="List Paragraph" style:family="paragraph" style:parent-style-name="Standard">
      <style:paragraph-properties fo:margin-left="1.27cm" fo:margin-right="1.016cm" fo:margin-top="0cm" fo:margin-bottom="0.176cm" style:contextual-spacing="true" fo:line-height="100%"/>
    </style:style>
    <style:style style:name="macro" style:family="paragraph" loext:linked-style-name="Texto_20_macro_20_Car">
      <style:paragraph-properties fo:margin-right="1.016cm"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loext:linked-style-name="Encabezado_20_de_20_mensaje_20_Car">
      <loext:graphic-properties draw:fill="solid" draw:fill-color="#cccccc"/>
      <style:paragraph-properties fo:margin-left="1.905cm" fo:margin-right="1.016cm" fo:margin-top="0cm" fo:margin-bottom="0cm" style:contextual-spacing="false" fo:line-height="100%" fo:text-indent="-1.905cm" style:auto-text-indent="false" fo:background-color="#cccccc" fo:padding="0.035cm" fo:border="0.74pt solid #000000" style:shadow="none"/>
      <style:text-properties fo:color="#262626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dark1" loext:color-type="theme">
          <loext:transformation loext:type="tint" loext:value="1490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right="1.016cm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1.27cm" fo:margin-right="1.016cm" fo:line-height="100%"/>
    </style:style>
    <style:style style:name="Note_20_Heading" style:display-name="Note Heading" style:family="paragraph" style:parent-style-name="Standard" style:next-style-name="Standard" loext:linked-style-name="Encabezado_20_de_20_nota_20_Car">
      <style:paragraph-properties fo:margin-right="1.016cm" fo:margin-top="0cm" fo:margin-bottom="0cm" style:contextual-spacing="false" fo:line-height="100%"/>
    </style:style>
    <style:style style:name="Plain_20_Text" style:display-name="Plain Text" style:family="paragraph" style:parent-style-name="Standard" loext:linked-style-name="Texto_20_sin_20_formato_20_Car">
      <style:paragraph-properties fo:margin-right="1.016cm" fo:margin-top="0cm" fo:margin-bottom="0cm" style:contextual-spacing="false" fo:line-height="100%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loext:linked-style-name="Cita_20_Car">
      <style:paragraph-properties fo:margin-left="1.524cm" fo:margin-right="1.524cm" fo:margin-top="0.353cm" fo:margin-bottom="0.282cm" style:contextual-spacing="false" fo:line-height="100%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do_20_Car" style:class="text">
      <style:paragraph-properties fo:margin-right="1.016cm" fo:line-height="100%"/>
    </style:style>
    <style:style style:name="Signature" style:family="paragraph" style:parent-style-name="Standard" loext:linked-style-name="Firma_20_Car" style:class="text">
      <style:paragraph-properties fo:margin-left="7.62cm" fo:margin-right="1.016cm" fo:margin-top="0cm" fo:margin-bottom="0cm" style:contextual-spacing="false" fo:line-height="100%"/>
    </style:style>
    <style:style style:name="Subtitle" style:family="paragraph" style:parent-style-name="Standard" style:next-style-name="Standard" loext:linked-style-name="Subtítulo_20_Car" style:class="chapter">
      <style:paragraph-properties fo:margin-right="1.016cm" fo:margin-top="0cm" fo:margin-bottom="0.282cm" style:contextual-spacing="false" fo:line-height="100%"/>
      <style:text-properties fo:color="#5a5a5a" loext:opacity="100%" fo:letter-spacing="0.026cm" style:font-name-asian="宋体" style:font-family-asian="宋体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388cm" fo:margin-right="1.016cm" fo:margin-top="0cm" fo:margin-bottom="0cm" style:contextual-spacing="false" fo:line-height="100%" fo:text-indent="-0.388cm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margin-right="1.016cm" fo:margin-top="0cm" fo:margin-bottom="0cm" style:contextual-spacing="false" fo:line-height="100%"/>
    </style:style>
    <style:style style:name="toa_20_heading" style:display-name="toa heading" style:family="paragraph" style:parent-style-name="Standard" style:next-style-name="Standard">
      <style:paragraph-properties fo:margin-right="1.016cm" fo:margin-top="0.212cm" fo:margin-bottom="0.176cm" style:contextual-spacing="false" fo:line-height="100%"/>
      <style:text-properties style:font-name="Calibri" fo:font-family="Calibri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right="1.016cm" fo:line-height="100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1.016cm" fo:line-height="100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1.016cm" fo:line-height="100%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1.016cm" fo:line-height="100%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1.016cm" fo:line-height="100%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1.016cm" fo:line-height="100%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1.016cm" fo:line-height="100%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1.016cm" fo:line-height="100%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1.016cm" fo:line-height="100%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0%"/>
      <style:text-properties fo:font-variant="normal" fo:text-transform="none" fo:color="#6e6e6e" loext:opacity="100%" fo:font-size="16pt" style:font-size-asian="16pt" style:font-size-complex="16pt">
        <loext:char-complex-color loext:theme-type="accent1" loext:color-type="theme">
          <loext:transformation loext:type="shade" loext:value="4980"/>
        </loext:char-complex-color>
      </style:text-properties>
    </style:style>
    <style:style style:name="Estándar" style:family="paragraph">
      <style:paragraph-properties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349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text-transform="uppercase" fo:color="#595959" loext:opacity="100%" style:font-name="Calibri" fo:font-family="Calibri" style:font-family-generic="roman" style:font-pitch="variable" fo:font-size="32pt" style:letter-kerning="true" style:font-name-asian="宋体" style:font-family-asian="宋体" style:font-family-generic-asian="system" style:font-pitch-asian="variable" style:font-size-asian="32pt" style:font-name-complex="Tahoma" style:font-family-complex="Tahoma" style:font-family-generic-complex="system" style:font-pitch-complex="variable">
        <loext:char-complex-color loext:theme-type="accent2" loext:color-type="theme">
          <loext:transformation loext:type="shade" loext:value="4980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style:use-window-font-color="true" loext:opacity="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3pt">
        <loext:char-complex-color loext:theme-type="dark1" loext:color-type="theme">
          <loext:transformation loext:type="tint" loext:value="3490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Fecha_20_Car" style:display-name="Fecha Car" style:family="text" style:parent-style-name="Default_20_Paragraph_20_Font" loext:linked-style-name="Date">
      <style:text-properties style:use-window-font-color="true" loext:opacity="0%">
        <loext:char-complex-color loext:theme-type="dark1" loext:color-type="theme">
          <loext:transformation loext:type="tint" loext:value="3490"/>
        </loext:char-complex-color>
      </style:text-properties>
    </style:style>
    <style:style style:name="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_20_1_20_Car" style:display-name="Título 1 Car" style:family="text" style:parent-style-name="Default_20_Paragraph_20_Font">
      <style:text-properties fo:text-transform="uppercase" style:font-name="Calibri" fo:font-family="Calibri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7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9pt"/>
    </style:style>
    <style:style style:name="Texto_20_independiente_20_Car" style:display-name="Texto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 loext:linked-style-name="Body_20_Text_20_2"/>
    <style:style style:name="Texto_20_independiente_20_3_20_Car" style:display-name="Texto independiente 3 Car" style:family="text" style:parent-style-name="Default_20_Paragraph_20_Font" loext:linked-style-name="Body_20_Text_20_3">
      <style:text-properties style:font-size-complex="8pt"/>
    </style:style>
    <style:style style:name="Texto_20_independiente_20_primera_20_sangría_20_Car" style:display-name="Texto independiente primera sangría Car" style:family="text" style:parent-style-name="Texto_20_independiente_20_Car"/>
    <style:style style:name="Sangría_20_de_20_texto_20_normal_20_Car" style:display-name="Sangría de texto normal Car" style:family="text" style:parent-style-name="Default_20_Paragraph_20_Font"/>
    <style:style style:name="Texto_20_independiente_20_primera_20_sangría_20_2_20_Car" style:display-name="Texto independiente primera sangría 2 Car" style:family="text" style:parent-style-name="Sangría_20_de_20_texto_20_normal_20_Car" loext:linked-style-name="Body_20_Text_20_First_20_Indent_20_2"/>
    <style:style style:name="Sangría_20_2_20_de_20_t._20_independiente_20_Car" style:display-name="Sangría 2 de t. independiente Car" style:family="text" style:parent-style-name="Default_20_Paragraph_20_Font" loext:linked-style-name="Body_20_Text_20_Indent_20_2"/>
    <style:style style:name="Sangría_20_3_20_de_20_t._20_independiente_20_Car" style:display-name="Sangría 3 de t. independiente Car" style:family="text" style:parent-style-name="Default_20_Paragraph_20_Font" loext:linked-style-name="Body_20_Text_20_Indent_20_3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Cierre_20_Car" style:display-name="Cierr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Texto_20_comentario_20_Car" style:display-name="Texto comentario Car" style:family="text" style:parent-style-name="Default_20_Paragraph_20_Font">
      <style:text-properties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font-weight="bold" style:font-weight-asian="bold" style:font-size-complex="10pt" style:font-weight-complex="bold"/>
    </style:style>
    <style:style style:name="Mapa_20_del_20_documento_20_Car" style:display-name="Mapa del documento Car" style:family="text" style:parent-style-name="Default_20_Paragraph_20_Font" loext:linked-style-name="Document_20_Map"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8pt"/>
    </style:style>
    <style:style style:name="Firma_20_de_20_correo_20_electrónico_20_Car" style:display-name="Firma de correo electrónico Car" style:family="text" style:parent-style-name="Default_20_Paragraph_20_Font" loext:linked-style-name="E-mail_20_Signature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xto_20_nota_20_al_20_final_20_Car" style:display-name="Texto nota al final Car" style:family="text" style:parent-style-name="Default_20_Paragraph_20_Font">
      <style:text-properties style:font-size-complex="10pt"/>
    </style:style>
    <style:style style:name="Visited_20_Internet_20_Link" style:display-name="Visited Internet Link" style:family="text" style:parent-style-name="Default_20_Paragraph_20_Font">
      <style:text-properties fo:color="#6e6e6e" loext:opacity="100%" style:text-underline-style="solid" style:text-underline-width="auto" style:text-underline-color="font-color">
        <loext:char-complex-color loext:theme-type="accent1" loext:color-type="theme">
          <loext:transformation loext:type="shade" loext:value="4980"/>
        </loext:char-complex-color>
      </style:text-properties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style:font-size-complex="10pt"/>
    </style:style>
    <style:style style:name="Título_20_3_20_Car" style:display-name="Título 3 Car" style:family="text" style:parent-style-name="Default_20_Paragraph_20_Font">
      <style:text-properties fo:color="#6e6e6e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6e6e6e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6e6e6e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6e6e6e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6e6e6e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cronym" style:display-name="HTML Acronym" style:family="text" style:parent-style-name="Default_20_Paragraph_20_Font"/>
    <style:style style:name="Dirección_20_HTML_20_Car" style:display-name="Dirección HTML Car" style:family="text" style:parent-style-name="Default_20_Paragraph_20_Font" loext:linked-style-name="HTML_20_Address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tense_20_Emphasis" style:display-name="Intense Emphasis" style:family="text" style:parent-style-name="Default_20_Paragraph_20_Font">
      <style:text-properties fo:color="#6e6e6e" loext:opacity="100%" fo:font-style="italic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6e6e6e" loext:opacity="100%" fo:font-style="italic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6e6e6e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Line_20_numbering" style:display-name="Line numbering" style:family="text" style:parent-style-name="Default_20_Paragraph_20_Font"/>
    <style:style style:name="Texto_20_macro_20_Car" style:display-name="Texto macro Car" style:family="text" style:parent-style-name="Default_20_Paragraph_20_Font" loext:linked-style-name="macro">
      <style:text-properties style:font-name="Consolas" fo:font-family="Consolas" style:font-family-generic="roman" style:font-pitch="variable" style:font-size-complex="10pt"/>
    </style:style>
    <style:style style:name="Encabezado_20_de_20_mensaje_20_Car" style:display-name="Encabezado de mensaje Car" style:family="text" style:parent-style-name="Default_20_Paragraph_20_Font" loext:linked-style-name="Message_20_Header">
      <style:text-properties fo:color="#262626" loext:opacity="100%" style:font-name="Calibri" fo:font-family="Calibri" style:font-family-generic="roman" style:font-pitch="variable" fo:font-size="12pt" fo:background-color="#cccccc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dark1" loext:color-type="theme">
          <loext:transformation loext:type="tint" loext:value="1490"/>
        </loext:char-complex-color>
      </style:text-properties>
    </style:style>
    <style:style style:name="Encabezado_20_de_20_nota_20_Car" style:display-name="Encabezado de nota Car" style:family="text" style:parent-style-name="Default_20_Paragraph_20_Font" loext:linked-style-name="Note_20_Heading"/>
    <style:style style:name="Page_20_Number" style:display-name="Page Number" style:family="text" style:parent-style-name="Default_20_Paragraph_20_Font"/>
    <style:style style:name="Texto_20_sin_20_formato_20_Car" style:display-name="Texto sin formato Car" style:family="text" style:parent-style-name="Default_20_Paragraph_20_Font" loext:linked-style-name="Plain_20_Text">
      <style:text-properties style:font-name="Consolas" fo:font-family="Consolas" style:font-family-generic="roman" style:font-pitch="variable" style:font-size-complex="10.5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do_20_Car" style:display-name="Saludo Car" style:family="text" style:parent-style-name="Default_20_Paragraph_20_Font"/>
    <style:style style:name="Firma_20_Car" style:display-name="Firm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ítulo_20_Car" style:display-name="Subtítulo Car" style:family="text" style:parent-style-name="Default_20_Paragraph_20_Font">
      <style:text-properties fo:color="#5a5a5a" loext:opacity="100%" fo:letter-spacing="0.026cm" style:font-name-asian="宋体" style:font-family-asian="宋体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>
        <loext:char-complex-color loext:theme-type="dark1" loext:color-type="theme">
          <loext:transformation loext:type="tint" loext:value="3490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family-generic="roman" style:font-pitch="variable"/>
    </style:style>
    <style:style style:name="ListLabel_20_3" style:display-name="ListLabel 3" style:family="text">
      <style:text-properties style:font-name="Calibri" fo:font-family="Calibri" style:font-family-generic="roman" style:font-pitch="variable"/>
    </style:style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family-generic="roman" style:font-pitch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>
      <style:text-properties style:font-name="Calibri" fo:font-family="Calibri" style:font-family-generic="roman" style:font-pitch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="Calibri" fo:font-family="Calibri" style:font-family-generic="roman" style:font-pitch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style:font-name="Calibri" fo:font-family="Calibri" style:font-family-generic="roman" style:font-pitch="variable"/>
    </style:style>
    <style:style style:name="ListLabel_20_15" style:display-name="ListLabel 15" style:family="text">
      <style:text-properties style:font-name="Calibri" fo:font-family="Calibri" style:font-family-generic="roman" style:font-pitch="variable"/>
    </style:style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family-generic="roman" style:font-pitch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="Calibri" fo:font-family="Calibri" style:font-family-generic="roman" style:font-pitch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>
      <style:text-properties style:font-name="Calibri" fo:font-family="Calibri" style:font-family-generic="roman" style:font-pitch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="Calibri" fo:font-family="Calibri" style:font-family-generic="roman" style:font-pitch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>
      <style:text-properties fo:color="#dddddd" loext:opacity="100%" style:font-name="Calibri" fo:font-family="Calibri" style:font-family-generic="roman" style:font-pitch="variable" fo:font-size="12pt" style:font-size-asian="12pt">
        <loext:char-complex-color loext:theme-type="accent1" loext:color-type="theme"/>
      </style:text-properties>
    </style:style>
    <style:style style:name="ListLabel_20_33" style:display-name="ListLabel 33" style:family="text">
      <style:text-properties fo:color="#dddddd" loext:opacity="100%" fo:font-size="12pt" style:font-size-asian="12pt">
        <loext:char-complex-color loext:theme-type="accent1" loext:color-type="theme"/>
      </style:text-properties>
    </style:style>
    <style:style style:name="ListLabel_20_34" style:display-name="ListLabel 34" style:family="text">
      <style:text-properties fo:color="#dddddd" loext:opacity="100%" fo:font-size="12pt" style:font-size-asian="12pt">
        <loext:char-complex-color loext:theme-type="accent1" loext:color-type="theme"/>
      </style:text-properties>
    </style:style>
    <style:style style:name="ListLabel_20_35" style:display-name="ListLabel 35" style:family="text">
      <style:text-properties style:font-name="Calibri" fo:font-family="Calibri" style:font-family-generic="roman" style:font-pitch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="Calibri" fo:font-family="Calibri" style:font-family-generic="roman" style:font-pitch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="Calibri" fo:font-family="Calibri" style:font-family-generic="roman" style:font-pitch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>
      <style:text-properties style:font-name="Calibri" fo:font-family="Calibri" style:font-family-generic="roman" style:font-pitch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="Calibri" fo:font-family="Calibri" style:font-family-generic="roman" style:font-pitch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>
      <style:text-properties style:language-complex="es" style:country-complex="E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·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·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·" style:num-suffix="·" text:bullet-char="·">
        <style:list-level-properties text:list-level-position-and-space-mode="label-alignment">
          <style:list-level-label-alignment text:label-followed-by="listtab" text:list-tab-stop-position="0.178cm" fo:text-indent="-0.178cm" fo:margin-left="0.178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Grayscale">
        <loext:color loext:name="dark1" loext:color="#000000"/>
        <loext:color loext:name="light1" loext:color="#ffffff"/>
        <loext:color loext:name="dark2" loext:color="#000000"/>
        <loext:color loext:name="light2" loext:color="#f8f8f8"/>
        <loext:color loext:name="accent1" loext:color="#dddddd"/>
        <loext:color loext:name="accent2" loext:color="#b2b2b2"/>
        <loext:color loext:name="accent3" loext:color="#969696"/>
        <loext:color loext:name="accent4" loext:color="#808080"/>
        <loext:color loext:name="accent5" loext:color="#5f5f5f"/>
        <loext:color loext:name="accent6" loext:color="#4d4d4d"/>
        <loext:color loext:name="hyperlink" loext:color="#5f5f5f"/>
        <loext:color loext:name="followed-hyperlink" loext:color="#919191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language-complex="es" style:country-complex="ES"/>
    </style:style>
    <style:page-layout style:name="Mpm1">
      <style:page-layout-properties fo:page-width="21.001cm" fo:page-height="29.7cm" style:num-format="1" style:print-orientation="portrait" fo:margin-top="1.27cm" fo:margin-bottom="1.27cm" fo:margin-left="2.794cm" fo:margin-right="2.79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/>
      </style:header-first>
      <style:footer>
        <text:p text:style-name="Footer"><text:span text:style-name="MT1">Página </text:span><text:span text:style-name="MT1"><text:page-number text:select-page="current">0</text:page-number></text:span></text:p>
      </style:footer>
      <style:footer-first>
        <text:p text:style-name="Footer"><text:span text:style-name="MT1">Página </text:span><text:span text:style-name="MT1"><text:page-number text:select-page="current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BÁÑEZ MACIÁ, IVÁN</meta:initial-creator>
    <meta:creation-date>2026-01-08T14:39:20.342693200</meta:creation-date>
    <dc:date>2026-01-08T22:25:05.105387500</dc:date>
    <meta:editing-duration>PT33S</meta:editing-duration>
    <meta:editing-cycles>2</meta:editing-cycles>
    <meta:generator>LibreOffice/25.8.4.2$Windows_X86_64 LibreOffice_project/290daaa01b999472f0c7a3890eb6a550fd74c6df</meta:generator>
    <meta:document-statistic meta:table-count="6" meta:image-count="0" meta:object-count="0" meta:page-count="1" meta:paragraph-count="24" meta:word-count="147" meta:character-count="1021" meta:non-whitespace-character-count="903"/>
    <meta:user-defined meta:name="AppVersion">16.0000</meta:user-defined>
    <meta:user-defined meta:name="ContentTypeId">0x01010079F111ED35F8CC479449609E8A0923A6</meta:user-defined>
    <meta:template xlink:type="simple" xlink:actuate="onRequest" xlink:title="Normal" xlink:href=""/>
  </office:meta>
</office:document-meta>
</file>